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6a230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fo:font-style="normal" officeooo:rsid="03688f3e" style:font-style-asian="normal" style:font-style-complex="normal"/>
    </style:style>
    <style:style style:name="T31" style:family="text">
      <style:text-properties fo:font-style="normal" officeooo:rsid="036993f0" style:font-style-asian="normal" style:font-style-complex="normal"/>
    </style:style>
    <style:style style:name="T32" style:family="text">
      <style:text-properties fo:font-style="normal" officeooo:rsid="0369b5ec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063a409"/>
    </style:style>
    <style:style style:name="T44" style:family="text">
      <style:text-properties officeooo:rsid="0340943a"/>
    </style:style>
    <style:style style:name="T45" style:family="text">
      <style:text-properties officeooo:rsid="034a2232"/>
    </style:style>
    <style:style style:name="T46" style:family="text">
      <style:text-properties officeooo:rsid="0355fad5"/>
    </style:style>
    <style:style style:name="T47" style:family="text">
      <style:text-properties officeooo:rsid="036e9576"/>
    </style:style>
    <style:style style:name="T48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2">8</text:span></text:p>
      <text:p text:style-name="P16"/>
      <text:p text:style-name="P16"/>
      <text:p text:style-name="P14">© 201<text:span text:style-name="T42">8</text:span> by Wolfgang Skala. This edition is licensed under the<text:span text:style-name="T45"><text:line-break/></text:span>Creative Commons Attribution<text:span text:style-name="T35">-NonCommercial-ShareAlike</text:span> 4.0 International License.<text:span text:style-name="T45"><text:line-break/></text:span>To view a copy of this license, visit http://creativecommons.org/licenses/by<text:span text:style-name="T36">-nc-sa</text:span>/4.0/.</text:p>
      <text:p text:style-name="P13"/>
      <text:p text:style-name="P15">Music engraving by LilyPond 2.18.0 (http://www.lilypond.org).<text:span text:style-name="T34"><text:line-break/>Front matter</text:span> typeset with EB Garamond (http://www.georgduffner.at/ebgaramond).</text:p>
      <text:p text:style-name="P16"/>
      <text:p text:style-name="P12">First <text:span text:style-name="T38">version</text:span>, <text:span text:style-name="T44">May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5">of the </text:span><text:span text:style-name="T3">Te Deum</text:span><text:span text:style-name="T5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41X</text:span> (siglum Mus.2973-D-<text:span text:style-name="T46">25</text:span>).</text:p>
      <text:p text:style-name="P5"/>
      <text:p text:style-name="P7">In general, this edition closely follows the autograph. Any changes <text:span text:style-name="T3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9">Abbreviations: A, alto; B, bass;<text:span text:style-name="T41"> Ms, manuscript; ob, oboe; o</text:span>rg, basses and organ; <text:span text:style-name="T41">r, rest;</text:span> S,<text:span text:style-name="T48"> </text:span>soprano; T<text:span text:style-name="T37">, </text:span>tenor; <text:span text:style-name="T47">tr, trumpet; vl</text:span>, violin;<text:span text:style-name="T47"> vla, viola</text:span>.</text:p></text:note-body></text:note></text:span><text:span text:style-name="T16"><text:tab/></text:span><text:span text:style-name="T20"><text:line-break/>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2T20:59:35.368790526</dc:date>
    <dc:creator>Wolfgang Skala</dc:creator>
    <meta:editing-duration>P9DT10H3M12S</meta:editing-duration>
    <meta:editing-cycles>79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46" meta:character-count="1720" meta:non-whitespace-character-count="1468"/>
  </office:meta>
</office:document-meta>
</file>